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" svg:font-family="'DejaVu Sans Condensed'" style:font-family-generic="swiss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47b2fb" officeooo:paragraph-rsid="0047b2fb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47b2fb" officeooo:paragraph-rsid="001c0208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4f53bf" officeooo:paragraph-rsid="004f53bf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paragraph-rsid="001c0208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4f53bf" officeooo:paragraph-rsid="004f53bf" style:font-size-asian="12pt" style:font-weight-asian="normal" style:font-size-complex="12pt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47b2fb" officeooo:paragraph-rsid="005ba1c9" style:font-size-asian="12pt" style:font-weight-asian="normal" style:font-size-complex="12pt" style:font-weight-complex="normal"/>
    </style:style>
    <style:style style:name="P7" style:family="paragraph" style:parent-style-name="Standard" style:list-style-name="L8">
      <style:paragraph-properties fo:text-align="start" style:justify-single-word="false"/>
      <style:text-properties style:font-name="DejaVu Sans Condensed1" fo:font-size="12pt" fo:font-weight="normal" officeooo:rsid="005a40bf" officeooo:paragraph-rsid="005a40bf" style:font-size-asian="12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5a40bf" officeooo:paragraph-rsid="005ba1c9" style:font-size-asian="12pt" style:font-weight-asian="normal" style:font-size-complex="12pt" style:font-weight-complex="normal"/>
    </style:style>
    <style:style style:name="P9" style:family="paragraph" style:parent-style-name="Standard" style:list-style-name="L15">
      <style:paragraph-properties fo:text-align="start" style:justify-single-word="false"/>
      <style:text-properties style:font-name="DejaVu Sans Condensed1" fo:font-size="12pt" fo:font-weight="normal" officeooo:rsid="005a40bf" officeooo:paragraph-rsid="005ba1c9" style:font-size-asian="12pt" style:font-weight-asian="normal" style:font-size-complex="12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5b4148" officeooo:paragraph-rsid="005b4148" style:font-size-asian="12pt" style:font-weight-asian="normal" style:font-size-complex="12pt" style:font-weight-complex="normal"/>
    </style:style>
    <style:style style:name="P11" style:family="paragraph" style:parent-style-name="Standard" style:list-style-name="L8">
      <style:paragraph-properties fo:text-align="start" style:justify-single-word="false"/>
      <style:text-properties style:font-name="DejaVu Sans Condensed1" fo:font-size="12pt" fo:font-weight="normal" officeooo:rsid="005b4148" officeooo:paragraph-rsid="005b4148" style:font-size-asian="12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5ba1c9" officeooo:paragraph-rsid="005ba1c9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5a40bf" officeooo:paragraph-rsid="005a40bf" style:font-size-asian="12pt" style:font-weight-asian="bold" style:font-size-complex="12pt" style:font-weight-complex="bold"/>
    </style:style>
    <style:style style:name="P14" style:family="paragraph" style:parent-style-name="Standard" style:list-style-name="L2">
      <style:paragraph-properties fo:text-align="start" style:justify-single-word="false"/>
      <style:text-properties style:font-name="DejaVu Sans Condensed1" officeooo:paragraph-rsid="005ba1c9"/>
    </style:style>
    <style:style style:name="P15" style:family="paragraph" style:parent-style-name="Standard" style:list-style-name="L2">
      <style:paragraph-properties fo:text-align="start" style:justify-single-word="false"/>
      <style:text-properties officeooo:paragraph-rsid="005b4148"/>
    </style:style>
    <style:style style:name="P16" style:family="paragraph" style:parent-style-name="Standard" style:list-style-name="L2">
      <style:paragraph-properties fo:text-align="start" style:justify-single-word="false"/>
      <style:text-properties officeooo:paragraph-rsid="005b501e"/>
    </style:style>
    <style:style style:name="P17" style:family="paragraph" style:parent-style-name="Standard" style:list-style-name="L2">
      <style:paragraph-properties fo:text-align="start" style:justify-single-word="false"/>
      <style:text-properties officeooo:paragraph-rsid="005b9df4"/>
    </style:style>
    <style:style style:name="P18" style:family="paragraph" style:parent-style-name="Standard" style:list-style-name="L2">
      <style:paragraph-properties fo:text-align="start" style:justify-single-word="false"/>
      <style:text-properties officeooo:paragraph-rsid="005ba1c9"/>
    </style:style>
    <style:style style:name="P19" style:family="paragraph" style:parent-style-name="Standard" style:list-style-name="L14">
      <style:paragraph-properties fo:text-align="start" style:justify-single-word="false"/>
      <style:text-properties officeooo:paragraph-rsid="005ba1c9"/>
    </style:style>
    <style:style style:name="P20" style:family="paragraph" style:parent-style-name="Standard" style:list-style-name="L15">
      <style:paragraph-properties fo:text-align="start" style:justify-single-word="false"/>
      <style:text-properties officeooo:paragraph-rsid="005ba1c9"/>
    </style:style>
    <style:style style:name="P21" style:family="paragraph" style:parent-style-name="Standard" style:list-style-name="L2">
      <style:paragraph-properties fo:text-align="start" style:justify-single-word="false"/>
      <style:text-properties officeooo:rsid="005b4148" officeooo:paragraph-rsid="005b4148"/>
    </style:style>
    <style:style style:name="P22" style:family="paragraph" style:parent-style-name="Standard" style:list-style-name="L2">
      <style:paragraph-properties fo:text-align="start" style:justify-single-word="false"/>
      <style:text-properties officeooo:rsid="005b4148" officeooo:paragraph-rsid="005b501e"/>
    </style:style>
    <style:style style:name="P23" style:family="paragraph" style:parent-style-name="Standard" style:list-style-name="L2">
      <style:paragraph-properties fo:text-align="start" style:justify-single-word="false"/>
      <style:text-properties officeooo:rsid="005b501e" officeooo:paragraph-rsid="005b501e"/>
    </style:style>
    <style:style style:name="P24" style:family="paragraph" style:parent-style-name="Standard" style:list-style-name="L2">
      <style:paragraph-properties fo:text-align="start" style:justify-single-word="false"/>
      <style:text-properties officeooo:rsid="005b9df4" officeooo:paragraph-rsid="005b9df4"/>
    </style:style>
    <style:style style:name="P25" style:family="paragraph" style:parent-style-name="Standard" style:list-style-name="L11">
      <style:paragraph-properties fo:text-align="start" style:justify-single-word="false"/>
      <style:text-properties officeooo:rsid="005b9df4" officeooo:paragraph-rsid="005d1262"/>
    </style:style>
    <style:style style:name="T1" style:family="text">
      <style:text-properties style:font-name="DejaVu Sans Condensed1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1" fo:font-size="12pt" fo:font-weight="normal" officeooo:rsid="005a40bf" style:font-size-asian="12pt" style:font-weight-asian="normal" style:font-size-complex="12pt" style:font-weight-complex="normal"/>
    </style:style>
    <style:style style:name="T3" style:family="text">
      <style:text-properties style:font-name="DejaVu Sans Condensed1" fo:font-size="12pt" fo:font-weight="normal" officeooo:rsid="005b4148" style:font-size-asian="12pt" style:font-weight-asian="normal" style:font-size-complex="12pt" style:font-weight-complex="normal"/>
    </style:style>
    <style:style style:name="T4" style:family="text">
      <style:text-properties style:font-name="DejaVu Sans Condensed1" fo:font-size="12pt" fo:font-weight="normal" officeooo:rsid="005b501e" style:font-size-asian="12pt" style:font-weight-asian="normal" style:font-size-complex="12pt" style:font-weight-complex="normal"/>
    </style:style>
    <style:style style:name="T5" style:family="text">
      <style:text-properties style:font-name="DejaVu Sans Condensed1" fo:font-size="12pt" fo:font-weight="normal" officeooo:rsid="005b9df4" style:font-size-asian="12pt" style:font-weight-asian="normal" style:font-size-complex="12pt" style:font-weight-complex="normal"/>
    </style:style>
    <style:style style:name="T6" style:family="text">
      <style:text-properties style:font-name="DejaVu Sans Condensed1" fo:font-size="12pt" fo:font-weight="normal" officeooo:rsid="005ba1c9" style:font-size-asian="12pt" style:font-weight-asian="normal" style:font-size-complex="12pt" style:font-weight-complex="normal"/>
    </style:style>
    <style:style style:name="T7" style:family="text">
      <style:text-properties style:font-name="DejaVu Sans Condensed1" fo:font-size="12pt" fo:font-weight="normal" officeooo:rsid="004963d1" style:font-size-asian="12pt" style:font-weight-asian="normal" style:font-size-complex="12pt" style:font-weight-complex="normal"/>
    </style:style>
    <style:style style:name="T8" style:family="text">
      <style:text-properties style:font-name="DejaVu Sans Condensed1" fo:font-size="12pt" fo:font-weight="normal" officeooo:rsid="004d03af" style:font-size-asian="12pt" style:font-weight-asian="normal" style:font-size-complex="12pt" style:font-weight-complex="normal"/>
    </style:style>
    <style:style style:name="T9" style:family="text">
      <style:text-properties style:font-name="DejaVu Sans Condensed1" fo:font-size="12pt" fo:font-weight="normal" officeooo:rsid="004d80b3" style:font-size-asian="12pt" style:font-weight-asian="normal" style:font-size-complex="12pt" style:font-weight-complex="normal"/>
    </style:style>
    <style:style style:name="T10" style:family="text">
      <style:text-properties style:font-name="DejaVu Sans Condensed1" fo:font-size="12pt" fo:font-weight="normal" officeooo:rsid="005d1262" style:font-size-asian="12pt" style:font-weight-asian="normal" style:font-size-complex="12pt" style:font-weight-complex="normal"/>
    </style:style>
    <style:style style:name="T11" style:family="text">
      <style:text-properties style:font-name="DejaVu Sans Condensed1" fo:font-size="12pt" fo:font-weight="bold" style:font-size-asian="12pt" style:font-weight-asian="bold" style:font-size-complex="12pt" style:font-weight-complex="bold"/>
    </style:style>
    <style:style style:name="T12" style:family="text">
      <style:text-properties style:font-name="DejaVu Sans Condensed1" fo:font-size="12pt" fo:font-weight="bold" officeooo:rsid="002fddd4" style:font-size-asian="12pt" style:font-weight-asian="bold" style:font-size-complex="12pt" style:font-weight-complex="bold"/>
    </style:style>
    <style:style style:name="T13" style:family="text">
      <style:text-properties style:font-name="DejaVu Sans Condensed1" fo:font-size="12pt" fo:font-weight="bold" officeooo:rsid="00458b01" style:font-size-asian="12pt" style:font-weight-asian="bold" style:font-size-complex="12pt" style:font-weight-complex="bold"/>
    </style:style>
    <style:style style:name="T14" style:family="text">
      <style:text-properties style:font-name="DejaVu Sans Condensed1" fo:font-size="12pt" fo:font-weight="bold" officeooo:rsid="00455015" style:font-size-asian="12pt" style:font-weight-asian="bold" style:font-size-complex="12pt" style:font-weight-complex="bold"/>
    </style:style>
    <style:style style:name="T15" style:family="text">
      <style:text-properties style:font-name="DejaVu Sans Condensed1" fo:font-size="12pt" fo:font-weight="bold" officeooo:rsid="0047b2fb" style:font-size-asian="12pt" style:font-weight-asian="bold" style:font-size-complex="12pt" style:font-weight-complex="bold"/>
    </style:style>
    <style:style style:name="T16" style:family="text">
      <style:text-properties style:font-name="DejaVu Sans Condensed1" fo:font-size="12pt" fo:font-weight="bold" officeooo:rsid="00582387" style:font-size-asian="12pt" style:font-weight-asian="bold" style:font-size-complex="12pt" style:font-weight-complex="bold"/>
    </style:style>
    <style:style style:name="T17" style:family="text">
      <style:text-properties style:font-name="DejaVu Sans Condensed1" fo:font-size="12pt" fo:font-weight="bold" officeooo:rsid="0058b1c2" style:font-size-asian="12pt" style:font-weight-asian="bold" style:font-size-complex="12pt" style:font-weight-complex="bold"/>
    </style:style>
    <style:style style:name="T18" style:family="text">
      <style:text-properties style:font-name="DejaVu Sans Condensed1" fo:font-size="12pt" fo:font-weight="bold" officeooo:rsid="005a40bf" style:font-size-asian="12pt" style:font-weight-asian="bold" style:font-size-complex="12pt" style:font-weight-complex="bold"/>
    </style:style>
    <style:style style:name="T19" style:family="text">
      <style:text-properties style:font-name="DejaVu Sans Condensed1" fo:font-size="12pt" fo:font-weight="bold" officeooo:rsid="005b4148" style:font-size-asian="12pt" style:font-weight-asian="bold" style:font-size-complex="12pt" style:font-weight-complex="bold"/>
    </style:style>
    <style:style style:name="T20" style:family="text">
      <style:text-properties style:font-name="DejaVu Sans Condensed1" fo:font-size="12pt" fo:font-weight="bold" officeooo:rsid="005b501e" style:font-size-asian="12pt" style:font-weight-asian="bold" style:font-size-complex="12pt" style:font-weight-complex="bold"/>
    </style:style>
    <style:style style:name="T21" style:family="text">
      <style:text-properties style:font-name="DejaVu Sans Condensed1" fo:font-size="12pt" fo:font-weight="bold" officeooo:rsid="005ba1c9" style:font-size-asian="12pt" style:font-weight-asian="bold" style:font-size-complex="12pt" style:font-weight-complex="bold"/>
    </style:style>
    <style:style style:name="T22" style:family="text">
      <style:text-properties style:font-name="DejaVu Sans Condensed1" fo:font-size="12pt" fo:font-weight="bold" officeooo:rsid="005b9df4" style:font-size-asian="12pt" style:font-weight-asian="bold" style:font-size-complex="12pt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54e966" style:font-weight-asian="bold" style:font-weight-complex="bold"/>
    </style:style>
    <style:style style:name="T25" style:family="text">
      <style:text-properties fo:font-weight="bold" officeooo:rsid="005ba1c9" style:font-weight-asian="bold" style:font-weight-complex="bold"/>
    </style:style>
    <style:style style:name="T26" style:family="text">
      <style:text-properties fo:font-weight="bold" officeooo:rsid="005b4148" style:font-weight-asian="bold" style:font-weight-complex="bold"/>
    </style:style>
    <style:style style:name="T27" style:family="text">
      <style:text-properties fo:font-size="12pt" fo:font-weight="bold" officeooo:rsid="0047b2fb" style:font-size-asian="12pt" style:font-weight-asian="bold" style:font-size-complex="12pt" style:font-weight-complex="bold"/>
    </style:style>
    <style:style style:name="T28" style:family="text">
      <style:text-properties fo:font-size="12pt" fo:font-weight="bold" officeooo:rsid="004b5712" style:font-size-asian="12pt" style:font-weight-asian="bold" style:font-size-complex="12pt" style:font-weight-complex="bold"/>
    </style:style>
    <style:style style:name="T29" style:family="text">
      <style:text-properties fo:font-size="12pt" fo:font-weight="normal" officeooo:rsid="0047b2fb" style:font-size-asian="12pt" style:font-weight-asian="normal" style:font-size-complex="12pt" style:font-weight-complex="normal"/>
    </style:style>
    <style:style style:name="T30" style:family="text">
      <style:text-properties fo:font-size="12pt" fo:font-weight="normal" officeooo:rsid="004963d1" style:font-size-asian="12pt" style:font-weight-asian="normal" style:font-size-complex="12pt" style:font-weight-complex="normal"/>
    </style:style>
    <style:style style:name="T31" style:family="text">
      <style:text-properties fo:font-size="12pt" fo:font-weight="normal" officeooo:rsid="004d03af" style:font-size-asian="12pt" style:font-weight-asian="normal" style:font-size-complex="12pt" style:font-weight-complex="normal"/>
    </style:style>
    <style:style style:name="T32" style:family="text">
      <style:text-properties fo:font-size="12pt" fo:font-weight="normal" officeooo:rsid="004dd137" style:font-size-asian="12pt" style:font-weight-asian="normal" style:font-size-complex="12pt" style:font-weight-complex="normal"/>
    </style:style>
    <style:style style:name="T33" style:family="text">
      <style:text-properties fo:font-size="12pt" fo:font-weight="normal" officeooo:rsid="004b5712" style:font-size-asian="12pt" style:font-weight-asian="normal" style:font-size-complex="12pt" style:font-weight-complex="normal"/>
    </style:style>
    <style:style style:name="T34" style:family="text">
      <style:text-properties officeooo:rsid="005b4148"/>
    </style:style>
    <style:style style:name="T35" style:family="text">
      <style:text-properties officeooo:rsid="005ba1c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3">3</text:span><text:span text:style-name="T16">0</text:span><text:span text:style-name="T17">4</text:span><text:span text:style-name="T12"> - </text:span><text:span text:style-name="T14">Flight - </text:span><text:span text:style-name="T15">Carrier</text:span><text:span text:style-name="T12"> Landing</text:span><text:span text:style-name="T18"> with ACLS</text:span></text:p>
      <text:p text:style-name="P2"/>
      <text:p text:style-name="P3">All carrier landings:</text:p>
      <text:list xml:id="list1839607115" text:style-name="L1">
        <text:list-item>
          <text:p text:style-name="P5">Set <text:span text:style-name="T23">TACAN</text:span> to carrier frequency so you can monitor direction and distance to carrier.</text:p>
        </text:list-item>
      </text:list>
      <text:p text:style-name="P1"/>
      <text:p text:style-name="P13"><text:span text:style-name="T35">Case III recovery with </text:span>ACLS (Automatic Carrier Landing System)<text:span text:style-name="T35"> -- WIP, needs verification</text:span></text:p>
      <text:list xml:id="list2617348554" text:style-name="L8">
        <text:list-item>
          <text:p text:style-name="P7">NOTE<text:span text:style-name="T35">:</text:span> Carrier must be set up in the mission editor to support ACLS, see Wags video. <text:s/>ACLS is only available in CASE III conditions -- IFR conditions: &lt;1000 ft ceiling or &lt; 5 nmi visibility, or night.</text:p>
        </text:list-item>
        <text:list-item>
          <text:p text:style-name="P11"><text:span text:style-name="T23">Mode 1</text:span> is completely hands-off automatic landing, <text:span text:style-name="T23">Mode 1A</text:span> is manual flying with all guidance cues, <text:span text:style-name="T23">Mode 2</text:span> is manual flying with minimal guidance cues.</text:p>
        </text:list-item>
      </text:list>
      <text:list xml:id="list1908089203" text:style-name="L2">
        <text:list-item>
          <text:p text:style-name="P14"><text:span text:style-name="T29">Within 50 miles of the carrier, call "</text:span><text:span text:style-name="T27">Inbound</text:span><text:span text:style-name="T29">" on radio. <text:s/>Carrier will respond with weather, altimeter setting, and </text:span><text:span text:style-name="T27">BRC</text:span><text:span text:style-name="T29">, </text:span><text:span text:style-name="T30">and then will give </text:span><text:span text:style-name="T31">marshal stack</text:span><text:span text:style-name="T30"> radial </text:span><text:span text:style-name="T32">(bearing to the carrier)</text:span><text:span text:style-name="T30">, distance, </text:span><text:span text:style-name="T31">assigned altitude,</text:span><text:span text:style-name="T30"> and expected </text:span><text:span text:style-name="T32">push</text:span><text:span text:style-name="T30"> time </text:span><text:span text:style-name="T32">(in minutes after the hour)</text:span><text:span text:style-name="T30">.</text:span></text:p>
        </text:list-item>
      </text:list>
      <text:list xml:id="list2165706848" text:style-name="L14">
        <text:list-item>
          <text:list>
            <text:list-item>
              <text:p text:style-name="P19"><text:span text:style-name="T7">The </text:span><text:span text:style-name="T8">marshal </text:span><text:span text:style-name="T7">stack distance is 1 nmi for every 1000 ft of altitude, plus 15. <text:s/>So if you are assigned a</text:span><text:span text:style-name="T9">n altitude of 10000 ft, you should be at 10 + 15 = 25 nmi from the carrier.</text:span></text:p>
            </text:list-item>
            <text:list-item>
              <text:p text:style-name="P19"><text:span text:style-name="T21">Lowest position</text:span><text:span text:style-name="T6"> on the stack (and therefore next to proceed to landing) is </text:span><text:span text:style-name="T21">6000 ft</text:span><text:span text:style-name="T6"> at </text:span><text:span text:style-name="T21">21 nmi</text:span><text:span text:style-name="T6">.</text:span></text:p>
            </text:list-item>
          </text:list>
        </text:list-item>
      </text:list>
      <text:list xml:id="list211415057903413" text:continue-list="list1908089203" text:style-name="L2">
        <text:list-item>
          <text:p text:style-name="P12">Set up systems:</text:p>
          <text:list>
            <text:list-item>
              <text:p text:style-name="P6">Set <text:span text:style-name="T23">I</text:span><text:span text:style-name="T24">C</text:span><text:span text:style-name="T23">LS</text:span> <text:span text:style-name="T35">(UFC </text:span><text:span text:style-name="T25">ILS</text:span><text:span text:style-name="T35"> button) </text:span>to carrier frequency so you can fly the needles.</text:p>
            </text:list-item>
            <text:list-item>
              <text:p text:style-name="P8"><text:span text:style-name="T35">Tune </text:span><text:span text:style-name="T25">Link4 </text:span><text:span text:style-name="T23">datalink</text:span><text:span text:style-name="T35"> (UFC </text:span><text:span text:style-name="T25">D/L</text:span><text:span text:style-name="T35"> button 1x)</text:span> <text:span text:style-name="T35">to correct frequency (default is 336.0)</text:span>.</text:p>
            </text:list-item>
            <text:list-item>
              <text:p text:style-name="P12">On <text:span text:style-name="T23">right MFD</text:span>, go to <text:span text:style-name="T23">HSI</text:span> page, s<text:span text:style-name="T34">et HSI course line to carrier's </text:span><text:span text:style-name="T26">BRC</text:span><text:span text:style-name="T34">.</text:span> <text:s/>(<text:span text:style-name="T23">CRS</text:span> switch on center console above center MFD.)</text:p>
            </text:list-item>
            <text:list-item>
              <text:p text:style-name="P8"><text:span text:style-name="T35">On </text:span><text:span text:style-name="T25">left MFD</text:span><text:span text:style-name="T35">, g</text:span>o to <text:span text:style-name="T23">HSI</text:span> page, <text:span text:style-name="T35">then </text:span>press <text:span text:style-name="T23">ACL</text:span> OSB (L5 OSB).</text:p>
            </text:list-item>
            <text:list-item>
              <text:p text:style-name="P18"><text:span text:style-name="T2">Top right of </text:span><text:span text:style-name="T18">ACL</text:span><text:span text:style-name="T2"> page will show </text:span><text:span text:style-name="T18">TEST</text:span><text:span text:style-name="T2"> as it tests the datalink handshake.</text:span></text:p>
            </text:list-item>
          </text:list>
        </text:list-item>
      </text:list>
      <text:list xml:id="list130912521" text:style-name="L15">
        <text:list-item>
          <text:list>
            <text:list-item>
              <text:p text:style-name="P20"><text:span text:style-name="T2">If link succeeds, top right of ACL page will say </text:span><text:span text:style-name="T18">ACL 1</text:span><text:span text:style-name="T2">.</text:span><text:span text:style-name="T4"> <text:s/>Proceed.</text:span></text:p>
            </text:list-item>
            <text:list-item>
              <text:p text:style-name="P9">If it fails (<text:span text:style-name="T23">UTM FAIL</text:span>??), it means you have the wrong Link4 frequency or the mission editor isn't set up correctly. <text:s/>Tune correctly, then go back to the <text:span text:style-name="T23">HSI</text:span> page and <text:span text:style-name="T23">ACL</text:span> OSB again to re-do testing link.</text:p>
            </text:list-item>
          </text:list>
        </text:list-item>
      </text:list>
      <text:list xml:id="list211413920150770" text:continue-list="list211415057903413" text:style-name="L2">
        <text:list-item>
          <text:p text:style-name="P14"><text:span text:style-name="T33">When at correct altitude and within 20 miles of the marshal stack, radio "</text:span><text:span text:style-name="T28">Established</text:span><text:span text:style-name="T33">".</text:span></text:p>
        </text:list-item>
        <text:list-item>
          <text:p text:style-name="P15"><text:span text:style-name="T3">HUD will show flashing </text:span><text:span text:style-name="T19">DATA</text:span><text:span text:style-name="T3"> label on right when ACL system is receiving new data.</text:span><text:span text:style-name="T6"> <text:s/></text:span><text:span text:style-name="T19">ACL</text:span><text:span text:style-name="T3"> page should now show </text:span><text:span text:style-name="T19">CMD A/S</text:span><text:span text:style-name="T3"> (Commanded Airspeed), </text:span><text:span text:style-name="T19">CMD ALT</text:span><text:span text:style-name="T3"> (Altitude), </text:span><text:span text:style-name="T19">CMD ROD</text:span><text:span text:style-name="T3"> (Rate Of Descent), and </text:span><text:span text:style-name="T19">T/C</text:span><text:span text:style-name="T3"> </text:span><text:span text:style-name="T6">(</text:span><text:span text:style-name="T3">Traffic Control</text:span><text:span text:style-name="T6"> mode);</text:span><text:span text:style-name="T3"> compass portion will show caret for marshal stack entry point??</text:span></text:p>
        </text:list-item>
        <text:list-item>
          <text:p text:style-name="P10">Commence landing from marshal stack onto the final bearing (BRC). <text:s/>Call "<text:span text:style-name="T23">Commencing</text:span>".</text:p>
        </text:list-item>
        <text:list-item>
          <text:p text:style-name="P15"><text:span text:style-name="T3">HUD will show flashing </text:span><text:span text:style-name="T19">DATA</text:span><text:span text:style-name="T3">, ACL page </text:span><text:span text:style-name="T19">CMD cues</text:span><text:span text:style-name="T3"> will be updated to show descent path, compass will show caret at bearing to carrier. <text:s/></text:span><text:span text:style-name="T19">Follow cues</text:span><text:span text:style-name="T3"> to begin descent.</text:span></text:p>
        </text:list-item>
        <text:list-item>
          <text:p text:style-name="P21"><text:span text:style-name="T1">When you pass </text:span><text:span text:style-name="T11">5000 ft</text:span><text:span text:style-name="T1"> descending, call "</text:span><text:span text:style-name="T11">Platform</text:span><text:span text:style-name="T1">".</text:span></text:p>
        </text:list-item>
        <text:list-item>
          <text:p text:style-name="P22"><text:span text:style-name="T1">HUD will show flashing </text:span><text:span text:style-name="T11">DATA</text:span><text:span text:style-name="T1">, ACL page </text:span><text:span text:style-name="T11">CMD cues</text:span><text:span text:style-name="T1"> will be updated to show</text:span><text:span text:style-name="T4"> final</text:span><text:span text:style-name="T1"> descent path. <text:s/></text:span><text:span text:style-name="T11">Follow cues</text:span><text:span text:style-name="T1">.</text:span></text:p>
        </text:list-item>
        <text:list-item>
          <text:p text:style-name="P23"><text:span text:style-name="T1">At </text:span><text:span text:style-name="T11">10 miles</text:span><text:span text:style-name="T1">, gear down, flaps full down, check hook down.</text:span></text:p>
        </text:list-item>
        <text:list-item>
          <text:p text:style-name="P23"><text:span text:style-name="T1">At </text:span><text:span text:style-name="T11">8 miles</text:span><text:span text:style-name="T1">, HUD will show flashing </text:span><text:span text:style-name="T11">DATA</text:span><text:span text:style-name="T1">, ACL page CMD cues will be updated. <text:s/>LND CHK reminds you to check landing configuration. <text:s/>Follow cues.</text:span></text:p>
        </text:list-item>
        <text:list-item>
          <text:p text:style-name="P23"><text:span text:style-name="T1">At </text:span><text:span text:style-name="T11">6 miles</text:span><text:span text:style-name="T1">, e</text:span><text:span text:style-name="T3">ngage ATC (autothrottle</text:span><text:span text:style-name="T1">, Pinky Hat press</text:span><text:span text:style-name="T3">)</text:span><text:span text:style-name="T1">. <text:s/>ACL page will say </text:span><text:span text:style-name="T11">ACL RDY</text:span><text:span text:style-name="T1">, </text:span><text:span text:style-name="T11">MODE 1</text:span><text:span text:style-name="T5">. <text:s/>HUD should show the "</text:span><text:span text:style-name="T22">tadpole</text:span><text:span text:style-name="T5">" guidance cue. <text:s/>(Velocity vector on tadpole will result in landing.)</text:span></text:p>
        </text:list-item>
        <text:list-item>
          <text:p text:style-name="P17"><text:span text:style-name="T5">You are currently in </text:span><text:span text:style-name="T22">Mode 1A</text:span><text:span text:style-name="T5"> landing (manual flying with all guidance cues).</text:span><text:span text:style-name="T10"> </text:span><text:span text:style-name="T5"><text:s/></text:span><text:span text:style-name="T4">Engage full </text:span><text:span text:style-name="T20">Mode 1</text:span><text:span text:style-name="T4"> landing (hands-off fully automatic) with </text:span><text:span text:style-name="T20">A/P CPL</text:span><text:span text:style-name="T4"> mode (UFC </text:span><text:span text:style-name="T20">A/P</text:span><text:span text:style-name="T4"> button, </text:span><text:span text:style-name="T20">CPL</text:span><text:span text:style-name="T4"> OSB).</text:span></text:p>
        </text:list-item>
      </text:list>
      <text:list xml:id="list243891019" text:style-name="L11">
        <text:list-item>
          <text:list>
            <text:list-item>
              <text:p text:style-name="P25"><text:span text:style-name="T10">I</text:span><text:span text:style-name="T1">f you need to take manual control at any point</text:span><text:span text:style-name="T10">, p</text:span><text:span text:style-name="T1">ress </text:span><text:span text:style-name="T11">Paddle Switch</text:span><text:span text:style-name="T1"> to </text:span><text:span text:style-name="T11">disengage</text:span><text:span text:style-name="T1"> A/P CPL</text:span><text:span text:style-name="T10">.</text:span></text:p>
            </text:list-item>
          </text:list>
        </text:list-item>
      </text:list>
      <text:list xml:id="list211413765295391" text:continue-list="list211413920150770" text:style-name="L2">
        <text:list-item>
          <text:p text:style-name="P16"><text:span text:style-name="T4">HUD should show </text:span><text:span text:style-name="T20">CPL P/R</text:span><text:span text:style-name="T4"> (Coupled Pitch/Roll) and </text:span><text:span text:style-name="T20">ATC</text:span><text:span text:style-name="T10"> (autothrottle engaged)</text:span><text:span text:style-name="T4">. <text:s/>Plane will</text:span><text:span text:style-name="T5"> intercept the glide slope and </text:span><text:span text:style-name="T4">fly down to a </text:span><text:span text:style-name="T20">OK 3-wire</text:span><text:span text:style-name="T10">:</text:span></text:p>
          <text:list>
            <text:list-item>
              <text:p text:style-name="P24"><text:span text:style-name="T4">A</text:span><text:span text:style-name="T1">t </text:span><text:span text:style-name="T11">4 miles</text:span><text:span text:style-name="T1">, HUD will show flashing </text:span><text:span text:style-name="T11">DATA</text:span><text:span text:style-name="T1">, ACL page will say </text:span><text:span text:style-name="T11">CMD CNT</text:span><text:span text:style-name="T1">, </text:span><text:span text:style-name="T11">MODE 1</text:span><text:span text:style-name="T1">.</text:span></text:p>
            </text:list-item>
            <text:list-item>
              <text:p text:style-name="P24"><text:span text:style-name="T1">At </text:span><text:span text:style-name="T11">3/4 mile</text:span><text:span text:style-name="T1">, </text:span><text:span text:style-name="T11">call the ball</text:span><text:span text:style-name="T1">.</text:span></text:p>
            </text:list-item>
            <text:list-item>
              <text:p text:style-name="P18"><text:span text:style-name="T6">Don't forget to go to </text:span><text:span text:style-name="T21">mil power</text:span><text:span text:style-name="T6"> on touchdown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" svg:font-family="'DejaVu Sans Condensed'" style:font-family-generic="swiss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5-17T21:14:13.057000000</dc:date>
    <meta:editing-duration>PT10H30M14S</meta:editing-duration>
    <meta:editing-cycles>58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32" meta:word-count="656" meta:character-count="3570" meta:non-whitespace-character-count="2958"/>
  </office:meta>
</office:document-meta>
</file>